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cess Creation</text:p>
          </table:table-cell>
          <table:table-cell office:value-type="string" calcext:value-type="string">
            <text:p>Thread Creation</text:p>
          </table:table-cell>
        </table:table-row>
        <table:table-row table:style-name="ro1">
          <table:table-cell office:value-type="float" office:value="514179.125" calcext:value-type="float">
            <text:p>514179.125</text:p>
          </table:table-cell>
          <table:table-cell office:value-type="float" office:value="37225.519531" calcext:value-type="float">
            <text:p>37225.519531</text:p>
          </table:table-cell>
        </table:table-row>
        <table:table-row table:style-name="ro1">
          <table:table-cell office:value-type="float" office:value="473579.8125" calcext:value-type="float">
            <text:p>473579.8125</text:p>
          </table:table-cell>
          <table:table-cell office:value-type="float" office:value="37791.777344" calcext:value-type="float">
            <text:p>37791.777344</text:p>
          </table:table-cell>
        </table:table-row>
        <table:table-row table:style-name="ro1">
          <table:table-cell office:value-type="float" office:value="487057.125" calcext:value-type="float">
            <text:p>487057.125</text:p>
          </table:table-cell>
          <table:table-cell office:value-type="float" office:value="40977.277344" calcext:value-type="float">
            <text:p>40977.277344</text:p>
          </table:table-cell>
        </table:table-row>
        <table:table-row table:style-name="ro1">
          <table:table-cell office:value-type="float" office:value="468147.5625" calcext:value-type="float">
            <text:p>468147.5625</text:p>
          </table:table-cell>
          <table:table-cell office:value-type="float" office:value="28962.021484" calcext:value-type="float">
            <text:p>28962.021484</text:p>
          </table:table-cell>
        </table:table-row>
        <table:table-row table:style-name="ro1">
          <table:table-cell office:value-type="float" office:value="500683.5625" calcext:value-type="float">
            <text:p>500683.5625</text:p>
          </table:table-cell>
          <table:table-cell office:value-type="float" office:value="29737.521484" calcext:value-type="float">
            <text:p>29737.521484</text:p>
          </table:table-cell>
        </table:table-row>
        <table:table-row table:style-name="ro1">
          <table:table-cell office:value-type="float" office:value="469011.5625" calcext:value-type="float">
            <text:p>469011.5625</text:p>
          </table:table-cell>
          <table:table-cell office:value-type="float" office:value="29260.050781" calcext:value-type="float">
            <text:p>29260.050781</text:p>
          </table:table-cell>
        </table:table-row>
        <table:table-row table:style-name="ro1">
          <table:table-cell office:value-type="float" office:value="487881.6875" calcext:value-type="float">
            <text:p>487881.6875</text:p>
          </table:table-cell>
          <table:table-cell office:value-type="float" office:value="28938.230469" calcext:value-type="float">
            <text:p>28938.230469</text:p>
          </table:table-cell>
        </table:table-row>
        <table:table-row table:style-name="ro1">
          <table:table-cell office:value-type="float" office:value="529066.1875" calcext:value-type="float">
            <text:p>529066.1875</text:p>
          </table:table-cell>
          <table:table-cell office:value-type="float" office:value="29159.640625" calcext:value-type="float">
            <text:p>29159.640625</text:p>
          </table:table-cell>
        </table:table-row>
        <table:table-row table:style-name="ro1">
          <table:table-cell office:value-type="float" office:value="476884.21875" calcext:value-type="float">
            <text:p>476884.21875</text:p>
          </table:table-cell>
          <table:table-cell office:value-type="float" office:value="29187.970703" calcext:value-type="float">
            <text:p>29187.970703</text:p>
          </table:table-cell>
        </table:table-row>
        <table:table-row table:style-name="ro1">
          <table:table-cell office:value-type="float" office:value="449494.5" calcext:value-type="float">
            <text:p>449494.5</text:p>
          </table:table-cell>
          <table:table-cell office:value-type="float" office:value="37164.910156" calcext:value-type="float">
            <text:p>37164.910156</text:p>
          </table:table-cell>
        </table:table-row>
        <table:table-row table:style-name="ro1">
          <table:table-cell office:value-type="float" office:value="464491.4375" calcext:value-type="float">
            <text:p>464491.4375</text:p>
          </table:table-cell>
          <table:table-cell office:value-type="float" office:value="27856.890625" calcext:value-type="float">
            <text:p>27856.890625</text:p>
          </table:table-cell>
        </table:table-row>
        <table:table-row table:style-name="ro1">
          <table:table-cell office:value-type="float" office:value="519820.84375" calcext:value-type="float">
            <text:p>519820.84375</text:p>
          </table:table-cell>
          <table:table-cell office:value-type="float" office:value="28448.220703" calcext:value-type="float">
            <text:p>28448.220703</text:p>
          </table:table-cell>
        </table:table-row>
        <table:table-row table:style-name="ro1">
          <table:table-cell office:value-type="float" office:value="485829.8125" calcext:value-type="float">
            <text:p>485829.8125</text:p>
          </table:table-cell>
          <table:table-cell office:value-type="float" office:value="26464.730469" calcext:value-type="float">
            <text:p>26464.730469</text:p>
          </table:table-cell>
        </table:table-row>
        <table:table-row table:style-name="ro1">
          <table:table-cell office:value-type="float" office:value="505107.09375" calcext:value-type="float">
            <text:p>505107.09375</text:p>
          </table:table-cell>
          <table:table-cell office:value-type="float" office:value="28846.400391" calcext:value-type="float">
            <text:p>28846.400391</text:p>
          </table:table-cell>
        </table:table-row>
        <table:table-row table:style-name="ro1">
          <table:table-cell office:value-type="float" office:value="514647.8125" calcext:value-type="float">
            <text:p>514647.8125</text:p>
          </table:table-cell>
          <table:table-cell office:value-type="float" office:value="30563.169922" calcext:value-type="float">
            <text:p>30563.169922</text:p>
          </table:table-cell>
        </table:table-row>
        <table:table-row table:style-name="ro1">
          <table:table-cell office:value-type="float" office:value="459008.09375" calcext:value-type="float">
            <text:p>459008.09375</text:p>
          </table:table-cell>
          <table:table-cell office:value-type="float" office:value="27027.669922" calcext:value-type="float">
            <text:p>27027.669922</text:p>
          </table:table-cell>
        </table:table-row>
        <table:table-row table:style-name="ro1">
          <table:table-cell office:value-type="float" office:value="620096.625" calcext:value-type="float">
            <text:p>620096.625</text:p>
          </table:table-cell>
          <table:table-cell office:value-type="float" office:value="28424.25" calcext:value-type="float">
            <text:p>28424.25</text:p>
          </table:table-cell>
        </table:table-row>
        <table:table-row table:style-name="ro1">
          <table:table-cell office:value-type="float" office:value="458770.15625" calcext:value-type="float">
            <text:p>458770.15625</text:p>
          </table:table-cell>
          <table:table-cell office:value-type="float" office:value="39482.019531" calcext:value-type="float">
            <text:p>39482.019531</text:p>
          </table:table-cell>
        </table:table-row>
        <table:table-row table:style-name="ro1">
          <table:table-cell office:value-type="float" office:value="460967.0625" calcext:value-type="float">
            <text:p>460967.0625</text:p>
          </table:table-cell>
          <table:table-cell office:value-type="float" office:value="40419.410156" calcext:value-type="float">
            <text:p>40419.410156</text:p>
          </table:table-cell>
        </table:table-row>
        <table:table-row table:style-name="ro1">
          <table:table-cell office:value-type="float" office:value="576039.125" calcext:value-type="float">
            <text:p>576039.125</text:p>
          </table:table-cell>
          <table:table-cell office:value-type="float" office:value="39399.339844" calcext:value-type="float">
            <text:p>39399.339844</text:p>
          </table:table-cell>
        </table:table-row>
        <table:table-row table:style-name="ro1">
          <table:table-cell office:value-type="float" office:value="475182.84375" calcext:value-type="float">
            <text:p>475182.84375</text:p>
          </table:table-cell>
          <table:table-cell office:value-type="float" office:value="27148.460938" calcext:value-type="float">
            <text:p>27148.460938</text:p>
          </table:table-cell>
        </table:table-row>
        <table:table-row table:style-name="ro1">
          <table:table-cell office:value-type="float" office:value="485656.40625" calcext:value-type="float">
            <text:p>485656.40625</text:p>
          </table:table-cell>
          <table:table-cell office:value-type="float" office:value="29771.080078" calcext:value-type="float">
            <text:p>29771.080078</text:p>
          </table:table-cell>
        </table:table-row>
        <table:table-row table:style-name="ro1">
          <table:table-cell office:value-type="float" office:value="480566.5" calcext:value-type="float">
            <text:p>480566.5</text:p>
          </table:table-cell>
          <table:table-cell office:value-type="float" office:value="41137.667969" calcext:value-type="float">
            <text:p>41137.667969</text:p>
          </table:table-cell>
        </table:table-row>
        <table:table-row table:style-name="ro1">
          <table:table-cell office:value-type="float" office:value="565330.375" calcext:value-type="float">
            <text:p>565330.375</text:p>
          </table:table-cell>
          <table:table-cell office:value-type="float" office:value="28815.560547" calcext:value-type="float">
            <text:p>28815.560547</text:p>
          </table:table-cell>
        </table:table-row>
        <table:table-row table:style-name="ro1">
          <table:table-cell office:value-type="float" office:value="364043.34375" calcext:value-type="float">
            <text:p>364043.34375</text:p>
          </table:table-cell>
          <table:table-cell office:value-type="float" office:value="32556.013672" calcext:value-type="float">
            <text:p>32556.013672</text:p>
          </table:table-cell>
        </table:table-row>
        <table:table-row table:style-name="ro1">
          <table:table-cell table:style-name="ce1" table:formula="of:=AVERAGE([.A2:.A26])" office:value-type="float" office:value="491661.715" calcext:value-type="float">
            <text:p>491661.715</text:p>
          </table:table-cell>
          <table:table-cell table:style-name="ce1" table:formula="of:=AVERAGE([.B2:.B26])" office:value-type="float" office:value="32190.63218752" calcext:value-type="float">
            <text:p>32190.63218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00:41:41.673497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9:17:40.772882163</meta:creation-date>
    <dc:date>2016-09-25T01:03:09.883021692</dc:date>
    <meta:editing-duration>P0D</meta:editing-duration>
    <meta:editing-cycles>4</meta:editing-cycles>
    <meta:generator>LibreOffice/4.2.8.2$Linux_X86_64 LibreOffice_project/420m0$Build-2</meta:generator>
    <meta:document-statistic meta:table-count="1" meta:cell-count="54" meta:object-count="0"/>
  </office:meta>
</office:document-meta>
</file>